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tab/>13.1<text:tab/>Procedural and Object-Oriented Programming</text:p>
      <text:p text:style-name="Standard"/>
      <text:p text:style-name="Standard"><text:tab/><text:tab/><text:span text:style-name="T2">Procedural programming</text:span><text:s/>focuses on the process/actions that occur in program.</text:p>
      <text:p text:style-name="Standard"><text:tab/><text:tab/><text:span text:style-name="T3">Object-Oriented Programming</text:span><text:s/>is based on the data and the functions that operate on it.<text:s/><text:tab/><text:tab/><text:tab/><text:tab/>Objects are instances of ADTs that represent the data and its functions</text:p>
      <text:p text:style-name="Standard"><text:tab/><text:tab/>structures did not have functions<text:s/>and only PUBLIC data.</text:p>
      <text:p text:style-name="Standard"><text:tab/><text:tab/>Data should remain private.</text:p>
      <text:p text:style-name="Standard"/>
      <text:p text:style-name="Standard"><text:tab/><text:tab/>If the data structures change, many functions must also be changed</text:p>
      <text:p text:style-name="Standard"><text:tab/><text:tab/>Programs that are based on complex function hierarchies are:</text:p>
      <text:p text:style-name="Standard"><text:tab/><text:tab/><text:tab/>difficult to understand and maintain</text:p>
      <text:p text:style-name="Standard"><text:tab/><text:tab/><text:tab/>difficult to modify and extend</text:p>
      <text:p text:style-name="Standard"><text:tab/><text:tab/><text:tab/>easy to break.</text:p>
      <text:p text:style-name="Standard"/>
      <text:p text:style-name="Standard"><text:tab/><text:tab/>A Class is like a blueprint and objects are like houses built from the blueprint</text:p>
      <text:p text:style-name="Standard"/>
      <text:p text:style-name="Standard"><text:tab/><text:tab/><text:span text:style-name="T4">attributes</text:span>: members of a class (property,instants variables,)</text:p>
      <text:p text:style-name="Standard"><text:tab/><text:tab/><text:span text:style-name="T5">methods</text:span><text:s/>or<text:s/><text:span text:style-name="T6">behaviors</text:span>: member functions of a class (procedures, functions)</text:p>
      <text:p text:style-name="Standard"/>
      <text:p text:style-name="Standard"><text:tab/><text:tab/><text:span text:style-name="T7">data hi</text:span><text:span text:style-name="T8">ding</text:span>: restricting access to certain members of an object</text:p>
      <text:p text:style-name="Standard"><text:tab/><text:tab/><text:span text:style-name="T9">public interface</text:span>: members of an object that are available outside of the object. This<text:s/><text:tab/><text:tab/><text:tab/><text:tab/>allows the object provide access to some data and functions without sharing its<text:s/><text:tab/><text:tab/><text:tab/><text:tab/>internal details and design, and provides some protection from data corruption.</text:p>
      <text:p text:style-name="Standard"/>
      <text:list text:style-name="LFO1" text:continue-numbering="true">
        <text:list-item>
          <text:list>
            <text:list-item>
              <text:p text:style-name="P10">Introduction to Classes</text:p>
            </text:list-item>
          </text:list>
        </text:list-item>
      </text:list>
      <text:p text:style-name="Standard"/>
      <text:p text:style-name="Standard"><text:tab/><text:tab/>Objects are created from a<text:s/><text:span text:style-name="T11">class</text:span></text:p>
      <text:p text:style-name="Standard"><text:span text:style-name="T12"><text:tab/></text:span><text:span text:style-name="T13"><text:tab/></text:span>Format:</text:p>
      <text:p text:style-name="Standard"><text:tab/><text:tab/><text:tab/>class ClassName{</text:p>
      <text:p text:style-name="Standard"><text:tab/><text:tab/><text:tab/><text:tab/>declaration;</text:p>
      <text:p text:style-name="Standard"><text:tab/><text:tab/><text:tab/><text:tab/>declaration;</text:p>
      <text:p text:style-name="Standard"><text:tab/><text:tab/><text:tab/>};</text:p>
      <text:p text:style-name="Standard"><text:tab/><text:tab/>//in header file</text:p>
      <text:p text:style-name="Standard"><text:tab/><text:tab/>class Rectangle{</text:p>
      <text:p text:style-name="Standard"><text:tab/><text:tab/><text:tab/>private:</text:p>
      <text:p text:style-name="Standard"><text:tab/><text:tab/><text:tab/><text:tab/>double width;</text:p>
      <text:p text:style-name="Standard"><text:tab/><text:tab/><text:tab/><text:tab/>double length;</text:p>
      <text:p text:style-name="Standard"><text:tab/><text:tab/><text:tab/>public:</text:p>
      <text:p text:style-name="Standard"><text:tab/><text:tab/><text:tab/><text:tab/>void setWidth(double);</text:p>
      <text:p text:style-name="Standard"><text:tab/><text:tab/><text:tab/><text:tab/>void setLength(double;</text:p>
      <text:p text:style-name="Standard"><text:tab/><text:tab/><text:tab/><text:tab/>double getWidth() const;</text:p>
      <text:p text:style-name="Standard"><text:tab/><text:tab/><text:tab/><text:tab/>double getLength() const;</text:p>
      <text:p text:style-name="Standard"><text:tab/><text:tab/><text:tab/><text:tab/>double getArea() const;</text:p>
      <text:p text:style-name="Standard"><text:tab/><text:tab/>};</text:p>
      <text:p text:style-name="Standard"/>
      <text:p text:style-name="Standard"><text:tab/><text:tab/>Access Specifiers</text:p>
      <text:p text:style-name="Standard"><text:tab/><text:tab/><text:tab/>Used to control access to members of the class</text:p>
      <text:p text:style-name="Standard"><text:tab/><text:tab/><text:tab/><text:span text:style-name="T14">public</text:span>: can be accessed by functions outside of the class</text:p>
      <text:p text:style-name="Standard"><text:tab/><text:tab/><text:tab/><text:span text:style-name="T15">private</text:span>: can only be called by or accessed by functions that are members of the<text:s/><text:tab/><text:soft-page-break/><text:tab/><text:tab/><text:tab/><text:tab/>class</text:p>
      <text:p text:style-name="Standard"><text:tab/><text:tab/><text:tab/>can be listed in any order in<text:s/>a class //don't</text:p>
      <text:p text:style-name="Standard"><text:tab/><text:tab/><text:tab/>can appear multiple times in a class //don't</text:p>
      <text:p text:style-name="Standard"><text:tab/><text:tab/><text:tab/>if not specified, the default is private. //always specify</text:p>
      <text:p text:style-name="Standard"/>
      <text:p text:style-name="Standard"><text:tab/><text:tab/>const appearing after the parentheses in a member function declaration specifies that the<text:s/><text:tab/><text:tab/><text:tab/>function will not change any data in the calling object.</text:p>
      <text:p text:style-name="Standard"><text:tab/><text:tab/><text:tab/><text:tab/>Double getWidth() const;</text:p>
      <text:p text:style-name="Standard"/>
      <text:p text:style-name="Standard"><text:tab/><text:tab/>Defining a member<text:s/>function</text:p>
      <text:p text:style-name="Standard"><text:tab/><text:tab/><text:tab/>when defining a member function:</text:p>
      <text:p text:style-name="Standard"><text:tab/><text:tab/><text:tab/><text:tab/>put prototype in a class declaration</text:p>
      <text:p text:style-name="Standard"><text:tab/><text:tab/><text:tab/><text:tab/>define function using class name and scope resolution operator (::)</text:p>
      <text:p text:style-name="Standard"><text:tab/><text:tab/><text:tab/>//in cpp file</text:p>
      <text:p text:style-name="Standard"><text:tab/><text:tab/><text:tab/>int Rectangle::setWidth(double w){</text:p>
      <text:p text:style-name="Standard"><text:tab/><text:tab/><text:tab/><text:tab/>width=w;</text:p>
      <text:p text:style-name="Standard"><text:tab/><text:tab/><text:tab/>}</text:p>
      <text:p text:style-name="Standard"/>
      <text:p text:style-name="Standard"><text:tab/><text:tab/>Accessors and Mutators</text:p>
      <text:p text:style-name="Standard"><text:tab/><text:tab/><text:tab/>Mutator: a member function that stores a value in a private member variable, or<text:s/><text:tab/><text:tab/><text:tab/><text:tab/><text:tab/>changes its value in some way (change, modify)</text:p>
      <text:p text:style-name="Standard"><text:tab/><text:tab/><text:tab/>Accessor: function that retrieves a value from a private member variable.<text:s/><text:tab/><text:tab/><text:tab/><text:tab/><text:tab/><text:tab/>Accessors do not change an object's<text:s/>data, so they should be marked<text:s/><text:span text:style-name="T16">const</text:span>.</text:p>
      <text:p text:style-name="Standard"><text:tab/><text:tab/><text:tab/><text:tab/>(retrieving, getting)</text:p>
      <text:p text:style-name="P17">13.3<text:s/></text:p>
      <text:p text:style-name="P18">13.4<text:tab/>Why have Private Members?</text:p>
      <text:p text:style-name="Standard"><text:tab/><text:tab/><text:tab/>Making data members private provides data protections</text:p>
      <text:p text:style-name="Standard"><text:tab/><text:tab/><text:tab/>Data can be accessed only through public functions</text:p>
      <text:p text:style-name="Standard"><text:tab/><text:tab/><text:tab/>Public functions define the class’s public<text:s/>interface</text:p>
      <text:p text:style-name="Standard"><text:tab/>13.5<text:tab/>Separating Specification from Implementation</text:p>
      <text:p text:style-name="Standard"><text:tab/><text:tab/><text:tab/>Place class declaration in a header file that serves as the class specification file.</text:p>
      <text:p text:style-name="Standard"><text:tab/><text:tab/><text:tab/>Name the file<text:s/><text:span text:style-name="T19">ClassName</text:span>.h, for example,<text:s/><text:span text:style-name="T20">Rectangle</text:span>.h</text:p>
      <text:p text:style-name="Standard"><text:tab/><text:tab/><text:tab/>Place member function definitions in<text:s/><text:span text:style-name="T21">ClassName</text:span>.cpp, for example,</text:p>
      <text:p text:style-name="Standard"><text:tab/><text:tab/><text:tab/><text:tab/><text:span text:style-name="T22">Rectangle</text:span>.cpp File should #include the class specification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cc </meta:initial-creator>
    <dc:creator>rcc</dc:creator>
    <meta:creation-date>2015-10-08T11:47:00Z</meta:creation-date>
    <dc:date>2015-10-13T18:57:00Z</dc:date>
    <meta:template xlink:href="Normal.dotm" xlink:type="simple"/>
    <meta:editing-cycles>2</meta:editing-cycles>
    <meta:editing-duration>PT2880S</meta:editing-duration>
    <meta:document-statistic meta:page-count="2" meta:paragraph-count="6" meta:word-count="481" meta:character-count="3222" meta:row-count="22" meta:non-whitespace-character-count="2747"/>
  </office:meta>
</office:document-meta>
</file>